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Tahoma, Helvetica, FreeSans, sans-serif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5"/>
    <style:style style:name="P3" style:family="paragraph" style:parent-style-name="Standard" style:list-style-name="L6"/>
    <style:style style:name="T1" style:family="text">
      <style:text-properties officeooo:rsid="00065b2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501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501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(45) Una Obra Social lo contrata para realizar un software que permita saber si un cliente que tiene un id y un nombre, cuenta con una prestación determinada. La obra social tiene 3 tipos de clientes: </text:p>
      <text:p text:style-name="Standard"/>
      <text:p text:style-name="Standard">plan básico: cuenta con las prestaciones guardadas en un archivo de texto llamado “basica.txt” </text:p>
      <text:p text:style-name="Standard">plan medio: cuenta con las prestaciones guardadas en un archivo de texto llamado “medio.txt” </text:p>
      <text:p text:style-name="Standard">plan premium: cuenta con las prestaciones guardadas en un archivo de texto llamado “premium.txt” </text:p>
      <text:p text:style-name="Standard"/>
      <text:p text:style-name="Standard">A la vez cuenta con un archivo binario que cuenta con los datos de los usuarios con el siguiente formato: </text:p>
      <text:p text:style-name="Standard"/>
      <text:p text:style-name="Standard"/>
      <text:p text:style-name="Standard">int id</text:p>
      <text:p text:style-name="Standard">char[200] nombre</text:p>
      <text:p text:style-name="Standard">char tipo // b es básico, m es medio y p es premium. <text:s/></text:p>
      <text:p text:style-name="Standard">int cantidad //que es la cantidad de veces que se utilizó el servicio en el mes. </text:p>
      <text:p text:style-name="Standard"/>
      <text:p text:style-name="Standard"/>
      <text:p text:style-name="Standard">Diseñe y programe:</text:p>
      <text:list text:style-name="L5">
        <text:list-item>
          <text:p text:style-name="P2">Un modelo que permita leer los usuarios y sus prestaciones. </text:p>
        </text:list-item>
        <text:list-item>
          <text:p text:style-name="P2">Programe una función que dado un usuario y una prestación indique si esta prestación es prestada. <text:s/></text:p>
          <text:p text:style-name="P2"/>
        </text:list-item>
      </text:list>
      <text:list text:style-name="L6">
        <text:list-item>
          <text:p text:style-name="P3">(40) Realice funciones usando stl :</text:p>
          <text:list>
            <text:list-item>
              <text:p text:style-name="P3">(10) Que obtenga los 5 usuarios que más utilizaron el servicio en el mes</text:p>
            </text:list-item>
            <text:list-item>
              <text:p text:style-name="P3">(10) Que obtenga todas las prestaciones de todos los planes</text:p>
            </text:list-item>
            <text:list-item>
              <text:p text:style-name="P3">(10) Que obtenga la cantidad de veces que se utilizó el servicio por tipo de plan. </text:p>
            </text:list-item>
            <text:list-item>
              <text:p text:style-name="P3">(10) Que obtenga las prestaciones que se repite en todos planes. <text:s/></text:p>
            </text:list-item>
          </text:list>
          <text:p text:style-name="P3"/>
        </text:list-item>
        <text:list-item>
          <text:p text:style-name="P3">(15) Conteste: ¿Qué ventajas tiene utilizar stl? ¿Para qué nos sirven los iterators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Tahoma, Helvetica, FreeSans, sans-serif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22:14:20.381175056</meta:creation-date>
    <dc:date>2025-10-13T14:58:02.230512989</dc:date>
    <meta:editing-duration>PT3M2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9" meta:word-count="240" meta:character-count="1343" meta:non-whitespace-character-count="1116"/>
  </office:meta>
</office:document-meta>
</file>